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ff0cf" officeooo:paragraph-rsid="001ff0cf"/>
    </style:style>
    <style:style style:name="P2" style:family="paragraph" style:parent-style-name="Standard">
      <style:paragraph-properties fo:text-align="center" style:justify-single-word="false"/>
      <style:text-properties officeooo:rsid="001ff0cf" officeooo:paragraph-rsid="001ff0cf"/>
    </style:style>
    <style:style style:name="P3" style:family="paragraph" style:parent-style-name="Standard">
      <style:paragraph-properties fo:text-align="start" style:justify-single-word="false"/>
      <style:text-properties officeooo:rsid="001ff0cf" officeooo:paragraph-rsid="001ff0cf"/>
    </style:style>
    <style:style style:name="P4" style:family="paragraph" style:parent-style-name="Standard">
      <style:paragraph-properties fo:text-align="start" style:justify-single-word="false"/>
      <style:text-properties officeooo:rsid="0021f147" officeooo:paragraph-rsid="0021f147"/>
    </style:style>
    <style:style style:name="P5" style:family="paragraph" style:parent-style-name="Standard" style:master-page-name="">
      <loext:graphic-properties draw:fill="none"/>
      <style:paragraph-properties fo:margin-left="0.5in" fo:margin-right="0in" fo:text-align="start" style:justify-single-word="false" fo:text-indent="0in" style:auto-text-indent="false" style:page-number="auto" fo:background-color="transparent"/>
      <style:text-properties fo:font-style="italic" officeooo:rsid="0021f147" officeooo:paragraph-rsid="0021f147" style:font-style-asian="italic" style:font-style-complex="italic"/>
    </style:style>
    <style:style style:name="P6" style:family="paragraph" style:parent-style-name="Standard">
      <loext:graphic-properties draw:fill="none"/>
      <style:paragraph-properties fo:margin-left="0.5in" fo:margin-right="0in" fo:text-align="start" style:justify-single-word="false" fo:text-indent="0in" style:auto-text-indent="false" fo:background-color="transparent"/>
      <style:text-properties fo:font-style="italic" officeooo:rsid="0021f147" officeooo:paragraph-rsid="0021f147" style:font-style-asian="italic" style:font-style-complex="italic"/>
    </style:style>
    <style:style style:name="P7" style:family="paragraph" style:parent-style-name="Standard">
      <loext:graphic-properties draw:fill="none"/>
      <style:paragraph-properties fo:margin-left="0.5in" fo:margin-right="0in" fo:text-align="start" style:justify-single-word="false" fo:text-indent="0in" style:auto-text-indent="false" fo:background-color="transparent"/>
      <style:text-properties fo:font-style="normal" officeooo:rsid="0022a680" officeooo:paragraph-rsid="00253c0c" style:font-style-asian="normal" style:font-style-complex="normal"/>
    </style:style>
    <style:style style:name="P8" style:family="paragraph" style:parent-style-name="Standard" style:master-page-name="">
      <loext:graphic-properties draw:fill="none"/>
      <style:paragraph-properties fo:margin-left="0.5in" fo:margin-right="0in" fo:text-align="start" style:justify-single-word="false" fo:text-indent="0in" style:auto-text-indent="false" style:page-number="auto" fo:background-color="transparent"/>
      <style:text-properties fo:font-style="normal" officeooo:rsid="0022a680" officeooo:paragraph-rsid="00253c0c" style:font-style-asian="normal" style:font-style-complex="normal"/>
    </style:style>
    <style:style style:name="P9"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fo:font-style="italic" officeooo:rsid="0021f147" officeooo:paragraph-rsid="0021f147" style:font-style-asian="italic" style:font-style-complex="italic"/>
    </style:style>
    <style:style style:name="P10"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fo:font-style="normal" officeooo:rsid="0021f147" officeooo:paragraph-rsid="0021f147" style:font-style-asian="normal" style:font-style-complex="normal"/>
    </style:style>
    <style:style style:name="P11"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fo:font-style="normal" officeooo:rsid="0022a680" officeooo:paragraph-rsid="00253c0c" style:font-style-asian="normal" style:font-style-complex="normal"/>
    </style:style>
    <style:style style:name="P12" style:family="paragraph" style:parent-style-name="Standard" style:master-page-name="">
      <loext:graphic-properties draw:fill="none"/>
      <style:paragraph-properties fo:margin-left="0in" fo:margin-right="0in" fo:text-align="start" style:justify-single-word="false" fo:text-indent="0in" style:auto-text-indent="false" style:page-number="auto" fo:background-color="transparent"/>
      <style:text-properties fo:font-style="normal" officeooo:rsid="00253c0c" officeooo:paragraph-rsid="002672b5" style:font-style-asian="normal" style:font-style-complex="normal"/>
    </style:style>
    <style:style style:name="P13" style:family="paragraph" style:parent-style-name="Standard" style:master-page-name="">
      <loext:graphic-properties draw:fill="none"/>
      <style:paragraph-properties fo:margin-left="0.5618in" fo:margin-right="0in" fo:text-align="start" style:justify-single-word="false" fo:text-indent="0in" style:auto-text-indent="false" style:page-number="auto" fo:background-color="transparent"/>
      <style:text-properties fo:font-style="normal" officeooo:rsid="00253c0c" officeooo:paragraph-rsid="002672b5" style:font-style-asian="normal" style:font-style-complex="normal"/>
    </style:style>
    <style:style style:name="P14" style:family="paragraph" style:parent-style-name="Standard">
      <loext:graphic-properties draw:fill="none"/>
      <style:paragraph-properties fo:margin-left="0.5618in" fo:margin-right="0in" fo:text-align="start" style:justify-single-word="false" fo:text-indent="0in" style:auto-text-indent="false" fo:background-color="transparent"/>
      <style:text-properties fo:font-style="normal" officeooo:rsid="00253c0c" officeooo:paragraph-rsid="00253c0c" style:font-style-asian="normal" style:font-style-complex="normal"/>
    </style:style>
    <style:style style:name="T1" style:family="text">
      <style:text-properties officeooo:rsid="00219562"/>
    </style:style>
    <style:style style:name="T2" style:family="text">
      <style:text-properties officeooo:rsid="0022a680"/>
    </style:style>
    <style:style style:name="T3" style:family="text">
      <style:text-properties officeooo:rsid="0023c60b"/>
    </style:style>
    <style:style style:name="T4" style:family="text">
      <style:text-properties officeooo:rsid="0025db27"/>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lec Daling</text:p>
      <text:p text:style-name="P1">5 March 2017</text:p>
      <text:p text:style-name="P1">CSE 4252</text:p>
      <text:p text:style-name="P2">Homework 3</text:p>
      <text:p text:style-name="P2"/>
      <text:p text:style-name="P3">1. <text:tab/><text:span text:style-name="T1">A class member function may be a regular member function, static, or const.</text:span></text:p>
      <text:p text:style-name="P4"/>
      <text:p text:style-name="P5">class example_class</text:p>
      <text:p text:style-name="P6">{</text:p>
      <text:p text:style-name="P6"><text:tab/>private:</text:p>
      <text:p text:style-name="P6"><text:tab/><text:tab/>int example_param1; </text:p>
      <text:p text:style-name="P6"><text:tab/><text:tab/>static int example_param2;</text:p>
      <text:p text:style-name="P6"><text:tab/>public:</text:p>
      <text:p text:style-name="P6"><text:tab/><text:tab/>void set(int);</text:p>
      <text:p text:style-name="P6"><text:tab/><text:tab/>static void set2(){ //static member function</text:p>
      <text:p text:style-name="P6"><text:tab/><text:tab/><text:tab/>example_param2++;</text:p>
      <text:p text:style-name="P6"><text:tab/><text:tab/>}</text:p>
      <text:p text:style-name="P6"><text:tab/><text:tab/>int sum(int, int) const; //const member function</text:p>
      <text:p text:style-name="P6">}</text:p>
      <text:p text:style-name="P6"/>
      <text:p text:style-name="P9">2. <text:tab/>example_class obj1;</text:p>
      <text:p text:style-name="P9"><text:tab/>example_class obj2(obj1);</text:p>
      <text:p text:style-name="P9"><text:tab/>example_class* obj3 = new example_class();</text:p>
      <text:p text:style-name="P9"/>
      <text:p text:style-name="P10">3. <text:tab/><text:span text:style-name="T2">Boost is a set of c++ libraries. It provides extensive support, documentation, and educational <text:tab/>features.</text:span></text:p>
      <text:p text:style-name="P10"/>
      <text:p text:style-name="P11">4.</text:p>
      <text:p text:style-name="P8"><text:span text:style-name="T3"><text:tab/>The solution on the right results in undefined behavior. In the constructor for class D in the righthand solution, the same parameter, “A”, is passed to a member initializer for B1, then to another initializer for B2. This is undefined because the parameter A may be altered at any point in the construction of B1.</text:span></text:p>
      <text:p text:style-name="P7"><text:span text:style-name="T3"><text:tab/>The lefthand solution includes a const member function in B2 that returns the initialization parameter passed to the constructor. Because it is const, you know that that parameter cannot be changed. So, when the lefthand solution constructs a B2 first, then invokes B2’s const function to acquire the parameter in the construction of B1, it is well defined and known that the construction parameter is the same for B1 and B2. </text:span></text:p>
      <text:p text:style-name="P11"/>
      <text:p text:style-name="P12">5.</text:p>
      <text:p text:style-name="P13"><text:span text:style-name="T4"><text:tab/>I’ll admit I was very surprised by this question. I ran it locally and found that (after removing the line in main that access b.pri) the compiler reported no errors. This means that the private member of function b can be accessed from within the member functions of object a, as long as b is passed as a parameter (and a and b are objects of the same type?). So, if I understand the phrasing correctly, privacy is done on a per-class level.</text:span></text:p>
      <text:p text:style-name="P14"><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6T00:23:17.189085326</meta:creation-date>
    <dc:date>2017-03-06T02:01:31.512039041</dc:date>
    <meta:editing-duration>PT4M43S</meta:editing-duration>
    <meta:editing-cycles>1</meta:editing-cycles>
    <meta:document-statistic meta:table-count="0" meta:image-count="0" meta:object-count="0" meta:page-count="1" meta:paragraph-count="27" meta:word-count="288" meta:character-count="1734" meta:non-whitespace-character-count="1443"/>
    <meta:generator>LibreOffice/5.1.6.2$Linux_X86_64 LibreOffice_project/10m0$Build-2</meta:generator>
  </office:meta>
</office:document-meta>
</file>